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1f76d" officeooo:paragraph-rsid="0011f76d"/>
    </style:style>
    <style:style style:name="P2" style:family="paragraph" style:parent-style-name="Standard" style:list-style-name="L1">
      <style:text-properties officeooo:paragraph-rsid="0011f76d"/>
    </style:style>
    <style:style style:name="P3" style:family="paragraph" style:parent-style-name="Standard">
      <style:text-properties officeooo:paragraph-rsid="0011f76d"/>
    </style:style>
    <style:style style:name="P4" style:family="paragraph" style:parent-style-name="Standard">
      <style:text-properties officeooo:rsid="0012d574" officeooo:paragraph-rsid="0012d574"/>
    </style:style>
    <style:style style:name="P5" style:family="paragraph" style:parent-style-name="Standard" style:list-style-name="L2">
      <style:text-properties officeooo:rsid="0012d574" officeooo:paragraph-rsid="0012d574"/>
    </style:style>
    <style:style style:name="P6" style:family="paragraph" style:parent-style-name="Standard">
      <style:paragraph-properties fo:text-align="start" style:justify-single-word="false"/>
      <style:text-properties officeooo:rsid="0012d574" officeooo:paragraph-rsid="0012d574"/>
    </style:style>
    <style:style style:name="P7" style:family="paragraph" style:parent-style-name="Standard">
      <style:text-properties officeooo:rsid="0012d574" officeooo:paragraph-rsid="0016a70e"/>
    </style:style>
    <style:style style:name="P8" style:family="paragraph" style:parent-style-name="Standard">
      <style:text-properties fo:color="#666666" fo:font-size="9pt" fo:font-style="italic" officeooo:rsid="0012d574" officeooo:paragraph-rsid="0012d574" style:font-size-asian="9pt" style:font-style-asian="italic" style:font-size-complex="9pt" style:font-style-complex="italic"/>
    </style:style>
    <style:style style:name="P9" style:family="paragraph" style:parent-style-name="Standard" style:list-style-name="L8">
      <style:text-properties fo:color="#666666" fo:font-size="9pt" fo:font-style="italic" fo:font-weight="normal" officeooo:rsid="0018cfef" officeooo:paragraph-rsid="00191c00" style:font-size-asian="9pt" style:font-style-asian="italic" style:font-weight-asian="normal" style:font-size-complex="9pt" style:font-style-complex="italic" style:font-weight-complex="normal"/>
    </style:style>
    <style:style style:name="P10" style:family="paragraph" style:parent-style-name="Standard">
      <style:text-properties fo:color="#666666" fo:font-size="9pt" fo:font-style="italic" fo:font-weight="normal" officeooo:rsid="0018cfef" officeooo:paragraph-rsid="0018cfef" style:font-size-asian="9pt" style:font-style-asian="italic" style:font-weight-asian="normal" style:font-size-complex="9pt" style:font-style-complex="italic" style:font-weight-complex="normal"/>
    </style:style>
    <style:style style:name="P11" style:family="paragraph" style:parent-style-name="Standard">
      <style:text-properties fo:color="#666666" fo:font-size="9pt" fo:font-style="italic" fo:font-weight="normal" officeooo:rsid="001a2d7c" officeooo:paragraph-rsid="001a2d7c" style:font-size-asian="9pt" style:font-style-asian="italic" style:font-weight-asian="normal" style:font-size-complex="9pt" style:font-style-complex="italic" style:font-weight-complex="normal"/>
    </style:style>
    <style:style style:name="P12" style:family="paragraph" style:parent-style-name="Standard" style:list-style-name="L8">
      <style:text-properties fo:color="#666666" fo:font-size="9pt" fo:font-style="italic" fo:font-weight="normal" officeooo:rsid="001a2d7c" officeooo:paragraph-rsid="001a2d7c" style:font-size-asian="9pt" style:font-style-asian="italic" style:font-weight-asian="normal" style:font-size-complex="9pt" style:font-style-complex="italic" style:font-weight-complex="normal"/>
    </style:style>
    <style:style style:name="P13" style:family="paragraph" style:parent-style-name="Standard" style:list-style-name="L8">
      <style:text-properties fo:color="#666666" fo:font-size="12pt" fo:font-style="normal" fo:font-weight="normal" officeooo:rsid="0018cfef" officeooo:paragraph-rsid="00191c00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8">
      <style:text-properties fo:color="#666666" fo:font-size="12pt" fo:font-style="normal" fo:font-weight="normal" officeooo:rsid="0018cfef" officeooo:paragraph-rsid="0018cfe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8">
      <style:text-properties fo:color="#666666" fo:font-weight="normal" officeooo:rsid="0018cfef" officeooo:paragraph-rsid="00191c00" style:font-weight-asian="normal" style:font-weight-complex="normal"/>
    </style:style>
    <style:style style:name="P16" style:family="paragraph" style:parent-style-name="Standard" style:list-style-name="L2">
      <style:text-properties officeooo:rsid="0016a70e" officeooo:paragraph-rsid="0016a70e"/>
    </style:style>
    <style:style style:name="P17" style:family="paragraph" style:parent-style-name="Standard">
      <style:text-properties fo:font-weight="bold" officeooo:rsid="0012d574" officeooo:paragraph-rsid="0012d574" style:font-weight-asian="bold" style:font-weight-complex="bold"/>
    </style:style>
    <style:style style:name="P18" style:family="paragraph" style:parent-style-name="Standard">
      <style:text-properties fo:font-weight="bold" officeooo:rsid="0016a70e" officeooo:paragraph-rsid="0016a70e" style:font-weight-asian="bold" style:font-weight-complex="bold"/>
    </style:style>
    <style:style style:name="P19" style:family="paragraph" style:parent-style-name="Standard">
      <style:text-properties fo:font-weight="bold" officeooo:rsid="0017483a" officeooo:paragraph-rsid="0017483a" style:font-weight-asian="bold" style:font-weight-complex="bold"/>
    </style:style>
    <style:style style:name="P20" style:family="paragraph" style:parent-style-name="Standard" style:list-style-name="L5">
      <style:text-properties fo:font-weight="normal" officeooo:rsid="00179e43" officeooo:paragraph-rsid="00179e43" style:font-weight-asian="normal" style:font-weight-complex="normal"/>
    </style:style>
    <style:style style:name="P21" style:family="paragraph" style:parent-style-name="Standard">
      <style:text-properties fo:font-weight="normal" officeooo:rsid="00179e43" officeooo:paragraph-rsid="00179e43" style:font-weight-asian="normal" style:font-weight-complex="normal"/>
    </style:style>
    <style:style style:name="P22" style:family="paragraph" style:parent-style-name="Standard">
      <style:text-properties fo:font-weight="normal" officeooo:rsid="00179e43" officeooo:paragraph-rsid="0018cfef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18cfef" officeooo:paragraph-rsid="0018cfef" style:font-weight-asian="normal" style:font-weight-complex="normal"/>
    </style:style>
    <style:style style:name="P24" style:family="paragraph" style:parent-style-name="Standard">
      <style:text-properties fo:font-weight="normal" officeooo:rsid="0018cfef" officeooo:paragraph-rsid="0018cfef" style:font-weight-asian="normal" style:font-weight-complex="normal"/>
    </style:style>
    <style:style style:name="P25" style:family="paragraph" style:parent-style-name="Standard" style:list-style-name="L8">
      <style:text-properties fo:font-weight="normal" officeooo:rsid="0018cfef" officeooo:paragraph-rsid="00191c00" style:font-weight-asian="normal" style:font-weight-complex="normal"/>
    </style:style>
    <style:style style:name="P26" style:family="paragraph" style:parent-style-name="Standard">
      <style:text-properties fo:font-weight="normal" officeooo:rsid="0018cfef" officeooo:paragraph-rsid="00191c00" style:font-weight-asian="normal" style:font-weight-complex="normal"/>
    </style:style>
    <style:style style:name="P27" style:family="paragraph" style:parent-style-name="Standard" style:list-style-name="L8">
      <style:text-properties fo:color="#000000" fo:font-size="12pt" fo:font-style="normal" fo:font-weight="normal" officeooo:rsid="0018cfef" officeooo:paragraph-rsid="0018cfef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8">
      <style:text-properties fo:color="#000000" fo:font-size="12pt" fo:font-style="normal" fo:font-weight="normal" officeooo:rsid="0018cfef" officeooo:paragraph-rsid="00191c0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 style:list-style-name="L8">
      <style:text-properties fo:color="#000000" fo:font-size="12pt" fo:font-style="normal" fo:font-weight="normal" officeooo:rsid="0018cfef" officeooo:paragraph-rsid="001a2d7c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fo:font-size="12pt" fo:font-style="normal" fo:font-weight="normal" officeooo:rsid="0018cfef" officeooo:paragraph-rsid="0018cfef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fo:font-size="12pt" fo:font-style="normal" fo:font-weight="normal" officeooo:rsid="0018cfef" officeooo:paragraph-rsid="00191c0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 style:list-style-name="L8">
      <style:text-properties fo:color="#000000" fo:font-size="12pt" fo:font-style="normal" fo:font-weight="normal" officeooo:rsid="00191c00" officeooo:paragraph-rsid="00191c00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 style:list-style-name="L8">
      <style:text-properties fo:color="#000000" fo:font-size="12pt" fo:font-style="normal" fo:font-weight="normal" officeooo:rsid="001a2d7c" officeooo:paragraph-rsid="001a2d7c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margin-left="1.251cm" fo:margin-right="0cm" fo:text-indent="0cm" style:auto-text-indent="false"/>
      <style:text-properties officeooo:rsid="0012d574" officeooo:paragraph-rsid="0012d574"/>
    </style:style>
    <style:style style:name="P35" style:family="paragraph" style:parent-style-name="Standard">
      <style:paragraph-properties fo:margin-left="1.251cm" fo:margin-right="0cm" fo:text-indent="0cm" style:auto-text-indent="false"/>
      <style:text-properties officeooo:rsid="0012d574" officeooo:paragraph-rsid="0014b3c0"/>
    </style:style>
    <style:style style:name="P3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666666" fo:font-size="9pt" fo:font-style="italic" officeooo:rsid="0012d574" officeooo:paragraph-rsid="0012d574" style:font-size-asian="9pt" style:font-style-asian="italic" style:font-size-complex="9pt" style:font-style-complex="italic"/>
    </style:style>
    <style:style style:name="P37" style:family="paragraph" style:parent-style-name="Standard">
      <style:paragraph-properties fo:margin-left="1.251cm" fo:margin-right="0cm" fo:text-indent="0cm" style:auto-text-indent="false"/>
      <style:text-properties fo:color="#666666" fo:font-size="9pt" fo:font-style="italic" officeooo:rsid="0012d574" officeooo:paragraph-rsid="0014b3c0" style:font-size-asian="9pt" style:font-style-asian="italic" style:font-size-complex="9pt" style:font-style-complex="italic"/>
    </style:style>
    <style:style style:name="P38" style:family="paragraph" style:parent-style-name="Standard">
      <style:paragraph-properties fo:margin-left="1.251cm" fo:margin-right="0cm" fo:text-indent="0cm" style:auto-text-indent="false"/>
      <style:text-properties fo:color="#000000" fo:font-size="12pt" fo:font-style="normal" fo:font-weight="normal" officeooo:rsid="0018cfef" officeooo:paragraph-rsid="0018cfef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fo:color="#000000" fo:font-size="12pt" fo:font-style="normal" fo:font-weight="normal" officeooo:rsid="0018cfef" officeooo:paragraph-rsid="00191c00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margin-left="1.251cm" fo:margin-right="0cm" fo:text-indent="0cm" style:auto-text-indent="false"/>
      <style:text-properties fo:font-weight="normal" officeooo:rsid="0018cfef" officeooo:paragraph-rsid="00191c00" style:font-weight-asian="normal" style:font-weight-complex="normal"/>
    </style:style>
    <style:style style:name="T1" style:family="text">
      <style:text-properties officeooo:rsid="0011f76d"/>
    </style:style>
    <style:style style:name="T2" style:family="text">
      <style:text-properties officeooo:rsid="0012d574"/>
    </style:style>
    <style:style style:name="T3" style:family="text">
      <style:text-properties fo:color="#666666" fo:font-size="9pt" fo:font-style="italic" style:font-size-asian="9pt" style:font-style-asian="italic" style:font-size-complex="9pt" style:font-style-complex="italic"/>
    </style:style>
    <style:style style:name="T4" style:family="text">
      <style:text-properties fo:color="#666666" fo:font-size="9pt" fo:font-style="italic" officeooo:rsid="0012d574" style:font-size-asian="9pt" style:font-style-asian="italic" style:font-size-complex="9pt" style:font-style-complex="italic"/>
    </style:style>
    <style:style style:name="T5" style:family="text">
      <style:text-properties fo:color="#666666" fo:font-size="9pt" fo:font-style="italic" officeooo:rsid="001a2d7c" style:font-size-asian="9pt" style:font-style-asian="italic" style:font-size-complex="9pt" style:font-style-complex="italic"/>
    </style:style>
    <style:style style:name="T6" style:family="text">
      <style:text-properties officeooo:rsid="0014b3c0"/>
    </style:style>
    <style:style style:name="T7" style:family="text">
      <style:text-properties officeooo:rsid="0016a70e"/>
    </style:style>
    <style:style style:name="T8" style:family="text">
      <style:text-properties officeooo:rsid="00179e43"/>
    </style:style>
    <style:style style:name="T9" style:family="text">
      <style:text-properties officeooo:rsid="00191c00"/>
    </style:style>
    <style:style style:name="T10" style:family="text">
      <style:text-properties fo:font-size="9pt" fo:font-style="italic" officeooo:rsid="0012d574" style:font-size-asian="9pt" style:font-style-asian="italic" style:font-size-complex="9pt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ystem is a web-application. Its first module is the access verification module.</text:p>
      <text:p text:style-name="P1">The details of the system users along with their login credentials are stored in a database at the server side. The users can access the system only after authentication.</text:p>
      <text:p text:style-name="P1"/>
      <text:p text:style-name="P8">//algorithm</text:p>
      <text:p text:style-name="P8">inputs={x,y}</text:p>
      <text:p text:style-name="P8">x=username</text:p>
      <text:p text:style-name="P8">y=password</text:p>
      <text:p text:style-name="P8">Check password against username in database</text:p>
      <text:p text:style-name="P8">if match:</text:p>
      <text:p text:style-name="P8"><text:tab/>echo “Successful!”</text:p>
      <text:p text:style-name="P8">else :</text:p>
      <text:p text:style-name="P8"><text:tab/>echo “Failed. Try again.”</text:p>
      <text:p text:style-name="P4"><text:tab/></text:p>
      <text:p text:style-name="P1"/>
      <text:p text:style-name="P1">The system has two types of dedicated users:</text:p>
      <text:list xml:id="list2086205165" text:style-name="L1">
        <text:list-item>
          <text:p text:style-name="P2"><text:span text:style-name="T1">Admin</text:span></text:p>
        </text:list-item>
        <text:list-item>
          <text:p text:style-name="P2"><text:span text:style-name="T1">Doctors</text:span></text:p>
        </text:list-item>
      </text:list>
      <text:p text:style-name="P3"/>
      <text:p text:style-name="P1">The system functions are user-specific.</text:p>
      <text:p text:style-name="P1"/>
      <text:p text:style-name="P17"><text:span text:style-name="T8">F</text:span>unctions <text:span text:style-name="T8">for admin</text:span></text:p>
      <text:p text:style-name="P4"/>
      <text:list xml:id="list3196795539" text:style-name="L2">
        <text:list-item>
          <text:p text:style-name="P5">Add patient</text:p>
        </text:list-item>
      </text:list>
      <text:p text:style-name="P34"><text:span text:style-name="T6">When a new patient arrives, enter the basic details of the owner and patient. These details get stored in a database and can be accessed by the doctors on demand.</text:span></text:p>
      <text:p text:style-name="P34"/>
      <text:list xml:id="list155931229101309" text:continue-numbering="true" text:style-name="L2">
        <text:list-header>
          <text:p text:style-name="P5">Input new patient details</text:p>
          <text:p text:style-name="P5">Submit</text:p>
        </text:list-header>
      </text:list>
      <text:p text:style-name="P4"><text:tab/><text:span text:style-name="T3">//code snippet</text:span></text:p>
      <text:p text:style-name="P36">$sql="SELECT patient_no,owner_name, occupation, caste, category, address, phone_no, day_in, day_out, animal_type from patient";</text:p>
      <text:p text:style-name="P36">$result=$conn-&gt;query($sql);</text:p>
      <text:p text:style-name="P6"><text:tab/><text:tab/></text:p>
      <text:list xml:id="list155930413215609" text:continue-numbering="true" text:style-name="L2">
        <text:list-item>
          <text:p text:style-name="P5">Add new doctor</text:p>
        </text:list-item>
      </text:list>
      <text:p text:style-name="P34"><text:span text:style-name="T6">When there is a need of adding a new doctor or removing an old one, the admin can enter username and create a new entry or delete one from the database.</text:span></text:p>
      <text:p text:style-name="P34"/>
      <text:p text:style-name="P35"><text:span text:style-name="T3">//code snippet</text:span></text:p>
      <text:p text:style-name="P37"><text:s/>$sql = "INSERT INTO admin (user_name,name,pwd,email,status,phone,address) VALUES ('$value', '$value2', '$value3', '$value4', '$value5', '$value6','$value7')";</text:p>
      <text:p text:style-name="P35"><text:span text:style-name="T3">$sql = "delete from admin where user_name = '$value'";</text:span></text:p>
      <text:p text:style-name="P35"><text:span text:style-name="T3"/></text:p>
      <text:p text:style-name="P35"><text:span text:style-name="T3"/></text:p>
      <text:list xml:id="list155932125413058" text:continue-numbering="true" text:style-name="L2">
        <text:list-item>
          <text:p text:style-name="P5">Update <text:span text:style-name="T7">lab test rates and </text:span>vaccination rates</text:p>
          <text:p text:style-name="P16">The polyclinic has different labs. The patients are charged as per the treatment in these labs. </text:p>
        </text:list-item>
      </text:list>
      <text:p text:style-name="P4"><text:tab/><text:span text:style-name="T7">Also, the polyclinic maintains and makes provision for certain vaccinations.</text:span></text:p>
      <text:p text:style-name="P4"><text:tab/><text:span text:style-name="T6">Using this functionality it can set/update rates for these vaccinations/labs.</text:span></text:p>
      <text:p text:style-name="P4"/>
      <text:p text:style-name="P7"><text:tab/><text:span text:style-name="T3">//code snippet</text:span></text:p>
      <text:p text:style-name="P7"><text:span text:style-name="T3"><text:tab/>$array = array('xray','sono','health','emr','post','vaccine');</text:span></text:p>
      <text:p text:style-name="P7"><text:span text:style-name="T3"><text:tab/>$costs = array($value,$value2,$value3,$value4,$value5,$value6);</text:span></text:p>
      <text:p text:style-name="P7"><text:span text:style-name="T3"><text:tab/>$sql = "UPDATE rates SET cost='$costs[$i]' WHERE entity='$array[$i]'";</text:span></text:p>
      <text:p text:style-name="P7"><text:tab/></text:p>
      <text:p text:style-name="P1"><text:soft-page-break/></text:p>
      <text:p text:style-name="P18">Functions <text:span text:style-name="T8">for doctor</text:span></text:p>
      <text:p text:style-name="P19"/>
      <text:list xml:id="list331010626" text:style-name="L5">
        <text:list-item>
          <text:p text:style-name="P20">Adding patient details</text:p>
          <text:p text:style-name="P20">When a patient arrives at the doctor, the doctor accesses his basic details from the database.</text:p>
          <text:p text:style-name="P20">He diagnoses the animal and treats him or provides treatment details. Doctor’s module is not a heavy one since he has to focus more on treatment of the patient.</text:p>
          <text:p text:style-name="P20">This includes mentioning of disease and suggesting the type of surgery if needed.</text:p>
          <text:p text:style-name="P20">This is implemented using checkboxes and textboxes.</text:p>
        </text:list-item>
      </text:list>
      <text:p text:style-name="P21"/>
      <text:p text:style-name="P21"/>
      <text:list xml:id="list155931362948542" text:continue-numbering="true" text:style-name="L5">
        <text:list-item>
          <text:p text:style-name="P23">Listing the patients</text:p>
          <text:p text:style-name="P23">If the doctors want to see the patients recorded for the day the can switch to this tab.</text:p>
        </text:list-item>
      </text:list>
      <text:p text:style-name="P24"><text:tab/><text:span text:style-name="T4">//code snippet</text:span></text:p>
      <text:p text:style-name="P24"><text:span text:style-name="T4"><text:tab/>$sql="SELECT patient_no,owner_name,occupation,caste,category,address,phone_no,day_in,animal_type from patient";</text:span></text:p>
      <text:p text:style-name="P24"><text:span text:style-name="T4"/></text:p>
      <text:p text:style-name="P22"><text:span text:style-name="T4"/></text:p>
      <text:list xml:id="list4109442322" text:style-name="L8">
        <text:list-item>
          <text:p text:style-name="P27">Listing animals for vaccination</text:p>
          <text:p text:style-name="P27">Entering the number of different types of animals that have arrived at the hospital for the purpose of vaccination. These numbers are stored against different animals in the database.</text:p>
          <text:p text:style-name="P27">These are then used to calculate the cost of vaccination for an owner.</text:p>
          <text:p text:style-name="P25"><text:span text:style-name="T4"/></text:p>
          <text:p text:style-name="P25"><text:span text:style-name="T4">//code snippet</text:span></text:p>
          <text:p text:style-name="P25"><text:span text:style-name="T4">$sql = "INSERT INTO vaccine(v_no,date,cow_count,buffalo_count,goat_count,others_count,comment) VALUES('$count1', '$value1', '$value2', '$value3', '$value4','$value6','$value9')";</text:span></text:p>
          <text:p text:style-name="P28"/>
          <text:p text:style-name="P27"/>
        </text:list-item>
        <text:list-item>
          <text:p text:style-name="P27">Insemination</text:p>
          <text:p text:style-name="P27">Entering the cattle details for Artificial Insemination.</text:p>
          <text:p text:style-name="P27">Here, an automated messaging module is implemented which notifies the owner of <text:s/>the pregnancy checkup visit date after the gestation period.</text:p>
        </text:list-item>
      </text:list>
      <text:p text:style-name="P30"/>
      <text:p text:style-name="P26"><text:span text:style-name="T4"><text:tab/>//code snippet</text:span></text:p>
      <text:p text:style-name="P26"><text:span text:style-name="T4"><text:tab/>$sql = "INSERT INTO ai(ai_no,patient_no,repr_organ_cond,comments) VALUES('$count1', '$value1', '$value2', '$value4')";</text:span></text:p>
      <text:p text:style-name="P31"/>
      <text:list xml:id="list155932008093956" text:continue-numbering="true" text:style-name="L8">
        <text:list-header>
          <text:p text:style-name="P27"/>
        </text:list-header>
        <text:list-item>
          <text:p text:style-name="P27">Pregnancy</text:p>
          <text:p text:style-name="P27">The doctor has to enter the details of pregnancy checkup of the cattle.</text:p>
        </text:list-item>
      </text:list>
      <text:p text:style-name="P26"><text:span text:style-name="T4"><text:tab/></text:span></text:p>
      <text:p text:style-name="P26"><text:span text:style-name="T4"><text:tab/>//code snippet</text:span></text:p>
      <text:p text:style-name="P40"><text:span text:style-name="T4">$sql = "INSERT INTO pregnancy(pd_no,patient_no,breed,ai_no,checkup_result) VALUES('$count1', '$value1', '$value2', '$value3', '$value4')";</text:span></text:p>
      <text:p text:style-name="P39"><text:span text:style-name="T4"/></text:p>
      <text:list xml:id="list155931605829185" text:continue-numbering="true" text:style-name="L8">
        <text:list-header>
          <text:p text:style-name="P27"/>
        </text:list-header>
        <text:list-item>
          <text:p text:style-name="P27">Infertility</text:p>
          <text:p text:style-name="P27">Details of inferitlity of the cattle are entered here</text:p>
        </text:list-item>
      </text:list>
      <text:p text:style-name="P30"/>
      <text:p text:style-name="P26"><text:span text:style-name="T4"><text:tab/>//code snippet</text:span></text:p>
      <text:p text:style-name="P40"><text:span text:style-name="T4">$sql = "INSERT INTO infertility(inf_no,patient_no,breed,ai_no,checkup_result,medication_details,proof_records_details) VALUES('$count1', '$value1', '$value2', '$value3',</text:span></text:p>
      <text:p text:style-name="P39"><text:span text:style-name="T4"/></text:p>
      <text:list xml:id="list155930588538029" text:continue-numbering="true" text:style-name="L8">
        <text:list-header>
          <text:p text:style-name="P27"><text:s/></text:p>
        </text:list-header>
        <text:list-item>
          <text:p text:style-name="P27">Calf Birth</text:p>
          <text:p text:style-name="P27"><text:soft-page-break/>Details of the calf being born are entered. This helps in estimating the cattle population.</text:p>
          <text:p text:style-name="P15"><text:span text:style-name="T10">//code snippet</text:span></text:p>
          <text:p text:style-name="P15"><text:span text:style-name="T10">$sql = "INSERT INTO calf_birth_details(cb_no,patient_no,ai_no,birth_date,comment ) VALUES('$count1', '$value1', '$value2', '$value3', '$value4')";</text:span></text:p>
          <text:p text:style-name="P13"><text:span text:style-name="T10"/></text:p>
          <text:p text:style-name="P14"/>
          <text:p text:style-name="P27"/>
        </text:list-item>
        <text:list-item>
          <text:p text:style-name="P27">Maintaining of nitrogen supply</text:p>
          <text:p text:style-name="P32">The details of the nitrogen dealer and the stock details are entered here. </text:p>
          <text:p text:style-name="P28"><text:span text:style-name="T4"/></text:p>
          <text:p text:style-name="P29"><text:span text:style-name="T4">//code snippet</text:span></text:p>
          <text:p text:style-name="P29"><text:span text:style-name="T4">$sql = "INSERT INTO nitrogen(ln_no,date,provider,cont_type_inch,cont_type_ltr,received_ltr,total_inch,total_ltr,comments) VALUES('$count1', '$value2', '$value3', '$value4','$value5', '$value6', '$value7', '$value8', '$value11')";</text:span></text:p>
          <text:p text:style-name="P28"/>
        </text:list-item>
      </text:list>
      <text:p text:style-name="P30"><text:tab/></text:p>
      <text:list xml:id="list155932353626453" text:continue-numbering="true" text:style-name="L8">
        <text:list-item>
          <text:p text:style-name="P27">Labs</text:p>
          <text:p text:style-name="P32">The labs which will be assigned for the treatment of any animal are specified here with the help of checkboxes.</text:p>
          <text:p text:style-name="P32">This is required to calculate the fees for treatment</text:p>
          <text:p text:style-name="P28"><text:span text:style-name="T4"/></text:p>
          <text:p text:style-name="P28"><text:span text:style-name="T4">//code snippet</text:span></text:p>
          <text:p text:style-name="P29"><text:span text:style-name="T4">$checkbox1 = $_POST['check_list1'];</text:span></text:p>
          <text:p text:style-name="P29"><text:span text:style-name="T4">$query = "INSERT INTO labs (lt_no , patient_no,health,sonography, xray,emr, post_mortem ,total) VALUES ('$count1','$value1','$checkbox1 ','$checkbox2','$checkbox3','$checkbox4','$checkbox5', '$c')";</text:span></text:p>
          <text:p text:style-name="P28"/>
          <text:p text:style-name="P28"><text:span text:style-name="T4"/></text:p>
        </text:list-item>
        <text:list-item>
          <text:p text:style-name="P27">Reporting</text:p>
        </text:list-item>
      </text:list>
      <text:p text:style-name="P38"><text:span text:style-name="T9">Different types of reports are generated. This is time based reporting. The doctor enters the period for which he wants the reports and the result will be displayed.</text:span></text:p>
      <text:p text:style-name="P24"><text:span text:style-name="T4"/></text:p>
      <text:list xml:id="list155930855000508" text:continue-numbering="true" text:style-name="L8">
        <text:list-header>
          <text:p text:style-name="P25"><text:span text:style-name="T4">//code snippet </text:span><text:span text:style-name="T5">(vaccination report)$value1 = $_POST['Datefrom'];</text:span></text:p>
          <text:p text:style-name="P25"><text:span text:style-name="T5">$value1 = $_POST['Datefrom'];</text:span></text:p>
          <text:p text:style-name="P9">$value2 = $_POST['Dateto'];</text:p>
          <text:p text:style-name="P9"/>
          <text:p text:style-name="P9">$ani=array("cow_count","buffalo_count","goat_count","others_count");</text:p>
          <text:p text:style-name="P9">$animal=array("Cow","Buffalo","Goat","Others");</text:p>
          <text:p text:style-name="P9">$sql="select cost from rates where entity='vaccine'";</text:p>
          <text:p text:style-name="P9">$result=$conn-&gt;query($sql);</text:p>
          <text:p text:style-name="P9">$cost1=$result-&gt;fetch_assoc();</text:p>
          <text:p text:style-name="P9">$cost=$cost1['cost'];</text:p>
          <text:p text:style-name="P9">$rev=0;</text:p>
          <text:p text:style-name="P9">$totani=0;</text:p>
          <text:p text:style-name="P9"/>
          <text:p text:style-name="P9">for($i=0;$i&lt;4;$i++)</text:p>
          <text:p text:style-name="P9">{</text:p>
          <text:p text:style-name="P9">$temp1=$ani[$i];</text:p>
          <text:p text:style-name="P9">$sql1="select sum($temp1) AS value_sum from vaccine where date between '$value1' and'$value2'";</text:p>
          <text:p text:style-name="P9">$result1=$conn-&gt;query($sql1);</text:p>
          <text:p text:style-name="P9">$row=$result1-&gt;fetch_assoc();</text:p>
          <text:p text:style-name="P9"/>
          <text:p text:style-name="P9">$temp= $cost*$row["value_sum"];</text:p>
          <text:p text:style-name="P9">$rev=$rev+$temp;</text:p>
          <text:p text:style-name="P9">$totani=$totani+$row["value_sum"];</text:p>
          <text:p text:style-name="P9">echo "&lt;tr&gt; &lt;td&gt;" . $animal[$i] . "&lt;/td&gt; &lt;td&gt;" . str_repeat("&amp;nbsp;",30) . $row["value_sum"] . "&lt;/td&gt; &lt;td&gt;" . str_repeat("&amp;nbsp;",100) . $temp . "&lt;/td&gt;&lt;/tr&gt;";}</text:p>
        </text:list-header>
      </text:list>
      <text:p text:style-name="P10"><text:span text:style-name="T2"><text:tab/></text:span></text:p>
      <text:p text:style-name="P10"/>
      <text:list xml:id="list155930549491362" text:continue-numbering="true" text:style-name="L8">
        <text:list-header>
          <text:p text:style-name="P29"><text:span text:style-name="T4"/></text:p>
        </text:list-header>
        <text:list-item>
          <text:p text:style-name="P33">Automated messaging module</text:p>
          <text:p text:style-name="P33"><text:span text:style-name="T3">//code snippet</text:span></text:p>
          <text:p text:style-name="P12"><text:soft-page-break/>$username = "pavi_104@yahoo.co.in";</text:p>
          <text:p text:style-name="P12">$hash = "7a0cf73491a38033eab253f70271da0dce226fdc9a6ac0d6f4af42b1580c9483";</text:p>
        </text:list-item>
      </text:list>
      <text:p text:style-name="P11"/>
      <text:list xml:id="list155932166310090" text:continue-numbering="true" text:style-name="L8">
        <text:list-header>
          <text:p text:style-name="P12">// Config variables. Consult http://api.textlocal.in/docs for more info.</text:p>
          <text:p text:style-name="P12">$test = "0";</text:p>
        </text:list-header>
      </text:list>
      <text:p text:style-name="P11"/>
      <text:list xml:id="list155931063112910" text:continue-numbering="true" text:style-name="L8">
        <text:list-header>
          <text:p text:style-name="P12">// Data for text message. This is the text message data.</text:p>
          <text:p text:style-name="P12">$sender = "TXTLCL"; // This is who the message appears to be from.</text:p>
          <text:p text:style-name="P12">$numbers = $phone; // A single number or a comma-seperated list of numbers</text:p>
          <text:p text:style-name="P12">$message = "Next appointment date for patient number: ".$value1." is ".$eff." . Please visit.";</text:p>
          <text:p text:style-name="P12">// 612 chars or less</text:p>
          <text:p text:style-name="P12">// A single number or a comma-seperated list of numbers</text:p>
          <text:p text:style-name="P12">$message = urlencode($message);</text:p>
          <text:p text:style-name="P12">$data = "username=".$username."&amp;hash=".$hash."&amp;message=".$message."&amp;sender=".$sender."&amp;numbers=".$numbers."&amp;test=".$test;</text:p>
          <text:p text:style-name="P12">$ch = curl_init('http://api.textlocal.in/send/?');</text:p>
          <text:p text:style-name="P12">curl_setopt($ch, CURLOPT_POST, true);</text:p>
          <text:p text:style-name="P12">curl_setopt($ch, CURLOPT_POSTFIELDS, $data);</text:p>
          <text:p text:style-name="P12">curl_setopt($ch, CURLOPT_RETURNTRANSFER, true);</text:p>
          <text:p text:style-name="P12">$result = curl_exec($ch); // This is the result from the API</text:p>
          <text:p text:style-name="P12">curl_close($ch);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Droid Serif" svg:font-family="'Droid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1T14:06:57.157963651</meta:creation-date>
    <dc:date>2018-05-31T15:59:30.147609959</dc:date>
    <meta:editing-duration>PT4S</meta:editing-duration>
    <meta:editing-cycles>1</meta:editing-cycles>
    <meta:document-statistic meta:table-count="0" meta:image-count="0" meta:object-count="0" meta:page-count="4" meta:paragraph-count="145" meta:word-count="918" meta:character-count="6872" meta:non-whitespace-character-count="6149"/>
    <meta:generator>LibreOffice/5.4.4.2$Linux_X86_64 LibreOffice_project/40m0$Build-2</meta:generator>
  </office:meta>
</office:document-meta>
</file>